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margin-bottom="0in" style:line-height-at-least="0.1979in" fo:background-color="#212121"/>
    </style:style>
    <style:style style:name="T2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fo:language="en" fo:country="CA" style:language-asian="pl" style:country-asian="PL"/>
    </style:style>
    <style:style style:name="T4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5" style:parent-style-name="Normalny" style:family="paragraph">
      <style:paragraph-properties fo:margin-bottom="0in" style:line-height-at-least="0.1979in" fo:background-color="#212121"/>
    </style:style>
    <style:style style:name="T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7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8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9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1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1" style:parent-style-name="Domyślnaczcionkaakapitu" style:family="text">
      <style:text-properties style:font-name="Consolas" style:font-name-asian="Times New Roman" style:font-name-complex="Times New Roman" fo:color="#FF5370" fo:font-size="10.5pt" style:font-size-asian="10.5pt" style:font-size-complex="10.5pt" fo:language="en" fo:country="CA" style:language-asian="pl" style:country-asian="PL"/>
    </style:style>
    <style:style style:name="T12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3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4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15" style:parent-style-name="Normalny" style:family="paragraph">
      <style:paragraph-properties fo:margin-bottom="0in" style:line-height-at-least="0.1979in" fo:background-color="#212121"/>
    </style:style>
    <style:style style:name="T1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7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8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19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1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22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3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4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5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6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27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8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29" style:parent-style-name="Normalny" style:family="paragraph">
      <style:paragraph-properties fo:margin-bottom="0in" style:line-height-at-least="0.1979in" fo:background-color="#212121"/>
    </style:style>
    <style:style style:name="T30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1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2" style:parent-style-name="Domyślnaczcionkaakapitu" style:family="text">
      <style:text-properties fo:color="#000000"/>
    </style:style>
    <style:style style:name="T33" style:parent-style-name="Domyślnaczcionkaakapitu" style:family="text">
      <style:text-properties fo:font-weight="bold" style:font-weight-asian="bold" style:font-weight-complex="bold" fo:color="#000000"/>
    </style:style>
    <style:style style:name="T34" style:parent-style-name="Domyślnaczcionkaakapitu" style:family="text">
      <style:text-properties fo:color="#000000"/>
    </style:style>
    <style:style style:name="T35" style:parent-style-name="Domyślnaczcionkaakapitu" style:family="text">
      <style:text-properties fo:font-weight="bold" style:font-weight-asian="bold" style:font-weight-complex="bold" fo:color="#000000"/>
    </style:style>
    <style:style style:name="T36" style:parent-style-name="Domyślnaczcionkaakapitu" style:family="text">
      <style:text-properties fo:color="#000000"/>
    </style:style>
    <style:style style:name="T37" style:parent-style-name="Domyślnaczcionkaakapitu" style:family="text">
      <style:text-properties fo:font-weight="bold" style:font-weight-asian="bold" style:font-weight-complex="bold" fo:color="#000000"/>
    </style:style>
    <style:style style:name="T38" style:parent-style-name="Domyślnaczcionkaakapitu" style:family="text">
      <style:text-properties fo:color="#000000"/>
    </style:style>
    <style:style style:name="T39" style:parent-style-name="Domyślnaczcionkaakapitu" style:family="text">
      <style:text-properties fo:font-weight="bold" style:font-weight-asian="bold" style:font-weight-complex="bold" fo:color="#000000"/>
    </style:style>
    <style:style style:name="T40" style:parent-style-name="Domyślnaczcionkaakapitu" style:family="text">
      <style:text-properties fo:color="#000000"/>
    </style:style>
    <style:style style:name="T41" style:parent-style-name="Domyślnaczcionkaakapitu" style:family="text">
      <style:text-properties fo:font-weight="bold" style:font-weight-asian="bold" style:font-weight-complex="bold" fo:color="#000000"/>
    </style:style>
    <style:style style:name="T42" style:parent-style-name="Domyślnaczcionkaakapitu" style:family="text">
      <style:text-properties fo:color="#000000"/>
    </style:style>
    <style:style style:name="T43" style:parent-style-name="Domyślnaczcionkaakapitu" style:family="text">
      <style:text-properties fo:color="#000000"/>
    </style:style>
    <style:style style:name="T44" style:parent-style-name="Domyślnaczcionkaakapitu" style:family="text">
      <style:text-properties fo:font-weight="bold" style:font-weight-asian="bold" style:font-weight-complex="bold" fo:color="#000000"/>
    </style:style>
    <style:style style:name="T45" style:parent-style-name="Domyślnaczcionkaakapitu" style:family="text">
      <style:text-properties fo:color="#000000"/>
    </style:style>
    <style:style style:name="T46" style:parent-style-name="Domyślnaczcionkaakapitu" style:family="text">
      <style:text-properties fo:font-weight="bold" style:font-weight-asian="bold" style:font-weight-complex="bold" fo:color="#000000"/>
    </style:style>
    <style:style style:name="T47" style:parent-style-name="Domyślnaczcionkaakapitu" style:family="text">
      <style:text-properties fo:color="#000000"/>
    </style:style>
    <style:style style:name="T48" style:parent-style-name="Domyślnaczcionkaakapitu" style:family="text">
      <style:text-properties fo:font-weight="bold" style:font-weight-asian="bold" style:font-weight-complex="bold" fo:color="#000000"/>
    </style:style>
    <style:style style:name="T49" style:parent-style-name="Domyślnaczcionkaakapitu" style:family="text">
      <style:text-properties fo:color="#000000"/>
    </style:style>
    <style:style style:name="T50" style:parent-style-name="Domyślnaczcionkaakapitu" style:family="text">
      <style:text-properties fo:font-weight="bold" style:font-weight-asian="bold" style:font-weight-complex="bold" fo:color="#000000"/>
    </style:style>
    <style:style style:name="T51" style:parent-style-name="Domyślnaczcionkaakapitu" style:family="text">
      <style:text-properties fo:color="#000000"/>
    </style:style>
    <style:style style:name="P52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P53" style:parent-style-name="Normalny" style:family="paragraph">
      <style:paragraph-properties fo:margin-bottom="0in" style:line-height-at-least="0.1979in" fo:background-color="#212121"/>
    </style:style>
    <style:style style:name="T54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T55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5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57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58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59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6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61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P62" style:parent-style-name="Normalny" style:family="paragraph">
      <style:paragraph-properties fo:margin-bottom="0in" style:line-height-at-least="0.1979in" fo:background-color="#212121"/>
    </style:style>
    <style:style style:name="T63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64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65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66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fo:language="en" fo:country="CA" style:language-asian="pl" style:country-asian="PL"/>
    </style:style>
    <style:style style:name="T67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68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69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7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71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72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73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74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75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7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77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78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79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80" style:parent-style-name="Normalny" style:family="paragraph">
      <style:paragraph-properties fo:margin-bottom="0in" style:line-height-at-least="0.1979in" fo:background-color="#212121"/>
    </style:style>
    <style:style style:name="T81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82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83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84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fo:language="en" fo:country="CA" style:language-asian="pl" style:country-asian="PL"/>
    </style:style>
    <style:style style:name="T85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86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87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88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89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90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91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92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93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94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95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9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97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98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99" style:parent-style-name="Domyślnaczcionkaakapitu" style:family="text">
      <style:text-properties fo:font-weight="bold" style:font-weight-asian="bold" style:font-weight-complex="bold" fo:color="#000000"/>
    </style:style>
    <style:style style:name="T100" style:parent-style-name="Domyślnaczcionkaakapitu" style:family="text">
      <style:text-properties fo:color="#000000"/>
    </style:style>
    <style:style style:name="T101" style:parent-style-name="Domyślnaczcionkaakapitu" style:family="text">
      <style:text-properties fo:font-weight="bold" style:font-weight-asian="bold" style:font-weight-complex="bold" fo:color="#000000"/>
    </style:style>
    <style:style style:name="T102" style:parent-style-name="Domyślnaczcionkaakapitu" style:family="text">
      <style:text-properties fo:font-weight="bold" style:font-weight-asian="bold" style:font-weight-complex="bold" fo:color="#000000"/>
    </style:style>
    <style:style style:name="T103" style:parent-style-name="Domyślnaczcionkaakapitu" style:family="text">
      <style:text-properties fo:color="#000000"/>
    </style:style>
    <style:style style:name="T104" style:parent-style-name="Domyślnaczcionkaakapitu" style:family="text">
      <style:text-properties fo:font-weight="bold" style:font-weight-asian="bold" style:font-weight-complex="bold" fo:color="#000000"/>
    </style:style>
    <style:style style:name="T105" style:parent-style-name="Domyślnaczcionkaakapitu" style:family="text">
      <style:text-properties fo:color="#000000"/>
    </style:style>
    <style:style style:name="P106" style:parent-style-name="Normalny" style:family="paragraph">
      <style:text-properties fo:color="#000000"/>
    </style:style>
    <style:style style:name="P107" style:parent-style-name="Normalny" style:family="paragraph">
      <style:text-properties fo:color="#000000"/>
    </style:style>
    <style:style style:name="P108" style:parent-style-name="Normalny" style:family="paragraph">
      <style:text-properties fo:color="#000000"/>
    </style:style>
    <style:style style:name="P109" style:parent-style-name="Normalny" style:family="paragraph">
      <style:paragraph-properties fo:margin-bottom="0in" style:line-height-at-least="0.1979in" fo:background-color="#212121"/>
    </style:style>
    <style:style style:name="T110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11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en" fo:country="CA" style:language-asian="pl" style:country-asian="PL"/>
    </style:style>
    <style:style style:name="T112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13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114" style:parent-style-name="Normalny" style:family="paragraph">
      <style:paragraph-properties fo:margin-bottom="0in" style:line-height-at-least="0.1979in" fo:background-color="#212121"/>
    </style:style>
    <style:style style:name="T115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11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17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fo:language="en" fo:country="CA" style:language-asian="pl" style:country-asian="PL"/>
    </style:style>
    <style:style style:name="T118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19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120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21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22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123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24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25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126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27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128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29" style:parent-style-name="Domyślnaczcionkaakapitu" style:family="text">
      <style:text-properties style:font-name="Consolas" style:font-name-asian="Times New Roman" style:font-name-complex="Times New Roman" fo:color="#F78C6C" fo:font-size="10.5pt" style:font-size-asian="10.5pt" style:font-size-complex="10.5pt" fo:language="en" fo:country="CA" style:language-asian="pl" style:country-asian="PL"/>
    </style:style>
    <style:style style:name="T13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31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32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33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134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35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36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137" style:parent-style-name="Normalny" style:family="paragraph">
      <style:text-properties fo:color="#000000"/>
    </style:style>
    <style:style style:name="P138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P139" style:parent-style-name="Normalny" style:family="paragraph">
      <style:paragraph-properties fo:margin-bottom="0in" style:line-height-at-least="0.1979in" fo:background-color="#212121"/>
    </style:style>
    <style:style style:name="T140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T141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142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43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fo:language="en" fo:country="CA" style:language-asian="pl" style:country-asian="PL"/>
    </style:style>
    <style:style style:name="T144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45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14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47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48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149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5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51" style:parent-style-name="Domyślnaczcionkaakapitu" style:family="text">
      <style:text-properties fo:color="#000000"/>
    </style:style>
    <style:style style:name="T152" style:parent-style-name="Domyślnaczcionkaakapitu" style:family="text">
      <style:text-properties fo:font-weight="bold" style:font-weight-asian="bold" style:font-weight-complex="bold" fo:color="#000000"/>
    </style:style>
    <style:style style:name="T153" style:parent-style-name="Domyślnaczcionkaakapitu" style:family="text">
      <style:text-properties fo:color="#000000"/>
    </style:style>
    <style:style style:name="P154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P155" style:parent-style-name="Normalny" style:family="paragraph">
      <style:paragraph-properties fo:margin-bottom="0in" style:line-height-at-least="0.1979in" fo:background-color="#212121"/>
    </style:style>
    <style:style style:name="T15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T157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158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59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fo:language="en" fo:country="CA" style:language-asian="pl" style:country-asian="PL"/>
    </style:style>
    <style:style style:name="T160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61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162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163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164" style:parent-style-name="Domyślnaczcionkaakapitu" style:family="text">
      <style:text-properties fo:color="#000000"/>
    </style:style>
    <style:style style:name="T165" style:parent-style-name="Domyślnaczcionkaakapitu" style:family="text">
      <style:text-properties fo:font-weight="bold" style:font-weight-asian="bold" style:font-weight-complex="bold" fo:color="#000000"/>
    </style:style>
    <style:style style:name="T166" style:parent-style-name="Domyślnaczcionkaakapitu" style:family="text">
      <style:text-properties fo:color="#000000"/>
    </style:style>
    <style:style style:name="T167" style:parent-style-name="Domyślnaczcionkaakapitu" style:family="text">
      <style:text-properties fo:font-weight="bold" style:font-weight-asian="bold" style:font-weight-complex="bold" fo:color="#000000"/>
    </style:style>
    <style:style style:name="T168" style:parent-style-name="Domyślnaczcionkaakapitu" style:family="text">
      <style:text-properties fo:color="#000000"/>
    </style:style>
    <style:style style:name="T169" style:parent-style-name="Domyślnaczcionkaakapitu" style:family="text">
      <style:text-properties fo:color="#000000"/>
    </style:style>
    <style:style style:name="T170" style:parent-style-name="Domyślnaczcionkaakapitu" style:family="text">
      <style:text-properties fo:color="#000000"/>
    </style:style>
    <style:style style:name="T171" style:parent-style-name="Domyślnaczcionkaakapitu" style:family="text">
      <style:text-properties fo:color="#000000"/>
    </style:style>
    <style:style style:name="T172" style:parent-style-name="Domyślnaczcionkaakapitu" style:family="text">
      <style:text-properties fo:font-weight="bold" style:font-weight-asian="bold" style:font-weight-complex="bold" fo:color="#000000"/>
    </style:style>
    <style:style style:name="T173" style:parent-style-name="Domyślnaczcionkaakapitu" style:family="text">
      <style:text-properties fo:color="#000000"/>
    </style:style>
    <style:style style:name="T174" style:parent-style-name="Domyślnaczcionkaakapitu" style:family="text">
      <style:text-properties fo:font-weight="bold" style:font-weight-asian="bold" style:font-weight-complex="bold" fo:color="#000000"/>
    </style:style>
    <style:style style:name="T175" style:parent-style-name="Domyślnaczcionkaakapitu" style:family="text">
      <style:text-properties fo:color="#000000"/>
    </style:style>
    <style:style style:name="P176" style:parent-style-name="Normalny" style:family="paragraph">
      <style:paragraph-properties fo:border="0.0034in solid #D9D9E3" fo:padding="0in" style:shadow="none" fo:margin-top="0.2083in" fo:margin-bottom="0.2083in" fo:line-height="100%"/>
    </style:style>
    <style:style style:name="T177" style:parent-style-name="Domyślnaczcionkaakapitu" style:family="text">
      <style:text-properties fo:color="#000000"/>
    </style:style>
    <style:style style:name="T178" style:parent-style-name="Domyślnaczcionkaakapitu" style:family="text">
      <style:text-properties fo:font-weight="bold" style:font-weight-asian="bold" style:font-weight-complex="bold" fo:color="#000000"/>
    </style:style>
    <style:style style:name="T179" style:parent-style-name="Domyślnaczcionkaakapitu" style:family="text">
      <style:text-properties fo:color="#000000"/>
    </style:style>
    <style:style style:name="T180" style:parent-style-name="Domyślnaczcionkaakapitu" style:family="text">
      <style:text-properties fo:font-weight="bold" style:font-weight-asian="bold" style:font-weight-complex="bold" fo:color="#000000"/>
    </style:style>
    <style:style style:name="T181" style:parent-style-name="Domyślnaczcionkaakapitu" style:family="text">
      <style:text-properties fo:font-weight="bold" style:font-weight-asian="bold" style:font-weight-complex="bold" fo:color="#000000"/>
    </style:style>
    <style:style style:name="T182" style:parent-style-name="Domyślnaczcionkaakapitu" style:family="text">
      <style:text-properties fo:font-weight="bold" style:font-weight-asian="bold" style:font-weight-complex="bold" fo:color="#000000"/>
    </style:style>
    <style:style style:name="T183" style:parent-style-name="Domyślnaczcionkaakapitu" style:family="text">
      <style:text-properties fo:color="#000000"/>
    </style:style>
    <style:style style:name="T184" style:parent-style-name="Domyślnaczcionkaakapitu" style:family="text">
      <style:text-properties fo:font-weight="bold" style:font-weight-asian="bold" style:font-weight-complex="bold" fo:color="#000000"/>
    </style:style>
    <style:style style:name="T185" style:parent-style-name="Domyślnaczcionkaakapitu" style:family="text">
      <style:text-properties fo:color="#000000"/>
    </style:style>
    <style:style style:name="T186" style:parent-style-name="Domyślnaczcionkaakapitu" style:family="text">
      <style:text-properties fo:font-weight="bold" style:font-weight-asian="bold" style:font-weight-complex="bold" fo:color="#000000"/>
    </style:style>
    <style:style style:name="T187" style:parent-style-name="Domyślnaczcionkaakapitu" style:family="text">
      <style:text-properties fo:color="#000000"/>
    </style:style>
    <style:style style:name="T188" style:parent-style-name="Domyślnaczcionkaakapitu" style:family="text">
      <style:text-properties style:font-name="Segoe UI" style:font-name-asian="Times New Roman" style:font-name-complex="Segoe UI" fo:color="#000000" fo:font-size="13.5pt" style:font-size-asian="13.5pt" style:font-size-complex="13.5pt" style:language-asian="pl" style:country-asian="PL"/>
    </style:style>
    <style:style style:name="T189" style:parent-style-name="Domyślnaczcionkaakapitu" style:family="text">
      <style:text-properties style:font-name="Ubuntu Mono" style:font-name-asian="Times New Roman" style:font-name-complex="Courier New" fo:font-weight="bold" style:font-weight-asian="bold" style:font-weight-complex="bold" fo:color="#000000" fo:font-size="10pt" style:font-size-asian="10pt" style:font-size-complex="10pt" style:language-asian="pl" style:country-asian="PL"/>
    </style:style>
    <style:style style:name="T190" style:parent-style-name="Domyślnaczcionkaakapitu" style:family="text">
      <style:text-properties style:font-name="Segoe UI" style:font-name-asian="Times New Roman" style:font-name-complex="Segoe UI" fo:color="#000000" fo:font-size="13.5pt" style:font-size-asian="13.5pt" style:font-size-complex="13.5pt" style:language-asian="pl" style:country-asian="PL"/>
    </style:style>
    <style:style style:name="P191" style:parent-style-name="Normalny" style:family="paragraph">
      <style:paragraph-properties fo:border="0.0034in solid #D9D9E3" fo:padding="0in" style:shadow="none" fo:margin-top="0.2083in" fo:margin-bottom="0.0694in" fo:line-height="100%"/>
    </style:style>
    <style:style style:name="T192" style:parent-style-name="Domyślnaczcionkaakapitu" style:family="text">
      <style:text-properties fo:color="#000000"/>
    </style:style>
    <style:style style:name="T193" style:parent-style-name="Domyślnaczcionkaakapitu" style:family="text">
      <style:text-properties style:font-name="Segoe UI" style:font-name-asian="Times New Roman" style:font-name-complex="Segoe UI" fo:color="#000000" fo:font-size="13.5pt" style:font-size-asian="13.5pt" style:font-size-complex="13.5pt" style:language-asian="pl" style:country-asian="PL"/>
    </style:style>
    <style:style style:name="T194" style:parent-style-name="Domyślnaczcionkaakapitu" style:family="text">
      <style:text-properties fo:color="#000000"/>
    </style:style>
    <style:style style:name="T195" style:parent-style-name="Domyślnaczcionkaakapitu" style:family="text">
      <style:text-properties fo:font-weight="bold" style:font-weight-asian="bold" style:font-weight-complex="bold" fo:color="#000000"/>
    </style:style>
    <style:style style:name="T196" style:parent-style-name="Domyślnaczcionkaakapitu" style:family="text">
      <style:text-properties style:font-name="Arial" style:font-name-asian="Times New Roman" style:font-name-complex="Arial" text:display="none" fo:font-size="8pt" style:font-size-asian="8pt" style:font-size-complex="8pt" style:language-asian="pl" style:country-asian="PL"/>
    </style:style>
    <style:style style:name="P197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P198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P199" style:parent-style-name="Normalny" style:family="paragraph">
      <style:paragraph-properties fo:margin-bottom="0in" style:line-height-at-least="0.1979in" fo:background-color="#212121"/>
    </style:style>
    <style:style style:name="T200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T201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202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03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fo:language="en" fo:country="CA" style:language-asian="pl" style:country-asian="PL"/>
    </style:style>
    <style:style style:name="T204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05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20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07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08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209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1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11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12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213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14" style:parent-style-name="Domyślnaczcionkaakapitu" style:family="text">
      <style:text-properties fo:color="#000000"/>
    </style:style>
    <style:style style:name="T215" style:parent-style-name="Domyślnaczcionkaakapitu" style:family="text">
      <style:text-properties fo:font-weight="bold" style:font-weight-asian="bold" style:font-weight-complex="bold" fo:color="#000000"/>
    </style:style>
    <style:style style:name="T216" style:parent-style-name="Domyślnaczcionkaakapitu" style:family="text">
      <style:text-properties fo:color="#000000"/>
    </style:style>
    <style:style style:name="T217" style:parent-style-name="Domyślnaczcionkaakapitu" style:family="text">
      <style:text-properties fo:font-weight="bold" style:font-weight-asian="bold" style:font-weight-complex="bold" fo:color="#000000"/>
    </style:style>
    <style:style style:name="T218" style:parent-style-name="Domyślnaczcionkaakapitu" style:family="text">
      <style:text-properties fo:color="#000000"/>
    </style:style>
    <style:style style:name="T219" style:parent-style-name="Domyślnaczcionkaakapitu" style:family="text">
      <style:text-properties fo:font-weight="bold" style:font-weight-asian="bold" style:font-weight-complex="bold"/>
    </style:style>
    <style:style style:name="T220" style:parent-style-name="Domyślnaczcionkaakapitu" style:family="text">
      <style:text-properties fo:color="#000000"/>
    </style:style>
    <style:style style:name="P221" style:parent-style-name="Akapitzlistą" style:list-style-name="LFO8" style:family="paragraph"/>
    <style:style style:name="T222" style:parent-style-name="Domyślnaczcionkaakapitu" style:family="text">
      <style:text-properties fo:font-weight="bold" style:font-weight-asian="bold" style:font-weight-complex="bold"/>
    </style:style>
    <style:style style:name="T223" style:parent-style-name="Domyślnaczcionkaakapitu" style:family="text">
      <style:text-properties fo:font-weight="bold" style:font-weight-asian="bold" style:font-weight-complex="bold"/>
    </style:style>
    <style:style style:name="P224" style:parent-style-name="Akapitzlistą" style:list-style-name="LFO8" style:family="paragraph"/>
    <style:style style:name="T225" style:parent-style-name="Domyślnaczcionkaakapitu" style:family="text">
      <style:text-properties fo:font-weight="bold" style:font-weight-asian="bold" style:font-weight-complex="bold"/>
    </style:style>
    <style:style style:name="T226" style:parent-style-name="Domyślnaczcionkaakapitu" style:family="text">
      <style:text-properties fo:font-weight="bold" style:font-weight-asian="bold" style:font-weight-complex="bold"/>
    </style:style>
    <style:style style:name="T227" style:parent-style-name="Domyślnaczcionkaakapitu" style:family="text">
      <style:text-properties fo:color="#000000"/>
    </style:style>
    <style:style style:name="T228" style:parent-style-name="Domyślnaczcionkaakapitu" style:family="text">
      <style:text-properties fo:font-weight="bold" style:font-weight-asian="bold" style:font-weight-complex="bold" fo:color="#000000"/>
    </style:style>
    <style:style style:name="T229" style:parent-style-name="Domyślnaczcionkaakapitu" style:family="text">
      <style:text-properties fo:color="#000000"/>
    </style:style>
    <style:style style:name="P230" style:parent-style-name="Normalny" style:family="paragraph">
      <style:text-properties fo:color="#000000"/>
    </style:style>
    <style:style style:name="P231" style:parent-style-name="Normalny" style:family="paragraph">
      <style:text-properties fo:color="#000000"/>
    </style:style>
    <style:style style:name="P232" style:parent-style-name="Normalny" style:family="paragraph">
      <style:paragraph-properties fo:margin-bottom="0in" style:line-height-at-least="0.1979in" fo:background-color="#212121"/>
    </style:style>
    <style:style style:name="T233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234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35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fo:language="en" fo:country="CA" style:language-asian="pl" style:country-asian="PL"/>
    </style:style>
    <style:style style:name="T23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37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238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39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40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241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42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43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244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45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4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47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48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49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50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51" style:parent-style-name="Domyślnaczcionkaakapitu" style:family="text">
      <style:text-properties style:font-name="Consolas" style:font-name-asian="Times New Roman" style:font-name-complex="Times New Roman" fo:color="#F78C6C" fo:font-size="10.5pt" style:font-size-asian="10.5pt" style:font-size-complex="10.5pt" fo:language="en" fo:country="CA" style:language-asian="pl" style:country-asian="PL"/>
    </style:style>
    <style:style style:name="T252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53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54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55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56" style:parent-style-name="Domyślnaczcionkaakapitu" style:family="text">
      <style:text-properties style:font-name="Consolas" style:font-name-asian="Times New Roman" style:font-name-complex="Times New Roman" fo:color="#F78C6C" fo:font-size="10.5pt" style:font-size-asian="10.5pt" style:font-size-complex="10.5pt" fo:language="en" fo:country="CA" style:language-asian="pl" style:country-asian="PL"/>
    </style:style>
    <style:style style:name="T257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58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59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6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261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62" style:parent-style-name="Domyślnaczcionkaakapitu" style:family="text">
      <style:text-properties fo:color="#000000"/>
    </style:style>
    <style:style style:name="T263" style:parent-style-name="Domyślnaczcionkaakapitu" style:family="text">
      <style:text-properties fo:font-weight="bold" style:font-weight-asian="bold" style:font-weight-complex="bold" fo:color="#000000"/>
    </style:style>
    <style:style style:name="T264" style:parent-style-name="Domyślnaczcionkaakapitu" style:family="text">
      <style:text-properties fo:color="#000000"/>
    </style:style>
    <style:style style:name="T265" style:parent-style-name="Domyślnaczcionkaakapitu" style:family="text">
      <style:text-properties fo:font-weight="bold" style:font-weight-asian="bold" style:font-weight-complex="bold"/>
    </style:style>
    <style:style style:name="T266" style:parent-style-name="Domyślnaczcionkaakapitu" style:family="text">
      <style:text-properties fo:font-weight="bold" style:font-weight-asian="bold" style:font-weight-complex="bold"/>
    </style:style>
    <style:style style:name="P267" style:parent-style-name="Akapitzlistą" style:list-style-name="LFO9" style:family="paragraph"/>
    <style:style style:name="T268" style:parent-style-name="Domyślnaczcionkaakapitu" style:family="text">
      <style:text-properties fo:font-weight="bold" style:font-weight-asian="bold" style:font-weight-complex="bold"/>
    </style:style>
    <style:style style:name="T269" style:parent-style-name="Domyślnaczcionkaakapitu" style:family="text">
      <style:text-properties fo:font-weight="bold" style:font-weight-asian="bold" style:font-weight-complex="bold"/>
    </style:style>
    <style:style style:name="P270" style:parent-style-name="Akapitzlistą" style:list-style-name="LFO9" style:family="paragraph"/>
    <style:style style:name="T271" style:parent-style-name="Domyślnaczcionkaakapitu" style:family="text">
      <style:text-properties fo:font-weight="bold" style:font-weight-asian="bold" style:font-weight-complex="bold"/>
    </style:style>
    <style:style style:name="T272" style:parent-style-name="Domyślnaczcionkaakapitu" style:family="text">
      <style:text-properties fo:font-weight="bold" style:font-weight-asian="bold" style:font-weight-complex="bold"/>
    </style:style>
    <style:style style:name="T273" style:parent-style-name="Domyślnaczcionkaakapitu" style:family="text">
      <style:text-properties fo:font-weight="bold" style:font-weight-asian="bold" style:font-weight-complex="bold"/>
    </style:style>
    <style:style style:name="T274" style:parent-style-name="Domyślnaczcionkaakapitu" style:family="text">
      <style:text-properties fo:color="#000000"/>
    </style:style>
    <style:style style:name="T275" style:parent-style-name="Domyślnaczcionkaakapitu" style:family="text">
      <style:text-properties fo:font-weight="bold" style:font-weight-asian="bold" style:font-weight-complex="bold" fo:color="#000000"/>
    </style:style>
    <style:style style:name="T276" style:parent-style-name="Domyślnaczcionkaakapitu" style:family="text">
      <style:text-properties fo:color="#000000"/>
    </style:style>
    <style:style style:name="P277" style:parent-style-name="Normalny" style:family="paragraph">
      <style:paragraph-properties fo:margin-bottom="0in" style:line-height-at-least="0.1979in" fo:background-color="#212121"/>
    </style:style>
    <style:style style:name="T278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79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280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81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fo:language="en" fo:country="CA" style:language-asian="pl" style:country-asian="PL"/>
    </style:style>
    <style:style style:name="T282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83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284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85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86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287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88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89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29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91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292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293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294" style:parent-style-name="Domyślnaczcionkaakapitu" style:family="text">
      <style:text-properties fo:color="#000000"/>
    </style:style>
    <style:style style:name="T295" style:parent-style-name="Domyślnaczcionkaakapitu" style:family="text">
      <style:text-properties fo:font-weight="bold" style:font-weight-asian="bold" style:font-weight-complex="bold" fo:color="#000000"/>
    </style:style>
    <style:style style:name="T296" style:parent-style-name="Domyślnaczcionkaakapitu" style:family="text">
      <style:text-properties fo:color="#000000"/>
    </style:style>
    <style:style style:name="P297" style:parent-style-name="Akapitzlistą" style:list-style-name="LFO10" style:family="paragraph"/>
    <style:style style:name="T298" style:parent-style-name="Domyślnaczcionkaakapitu" style:family="text">
      <style:text-properties fo:font-weight="bold" style:font-weight-asian="bold" style:font-weight-complex="bold"/>
    </style:style>
    <style:style style:name="T299" style:parent-style-name="Domyślnaczcionkaakapitu" style:family="text">
      <style:text-properties fo:font-weight="bold" style:font-weight-asian="bold" style:font-weight-complex="bold"/>
    </style:style>
    <style:style style:name="T300" style:parent-style-name="Domyślnaczcionkaakapitu" style:family="text">
      <style:text-properties fo:font-weight="bold" style:font-weight-asian="bold" style:font-weight-complex="bold"/>
    </style:style>
    <style:style style:name="P301" style:parent-style-name="Akapitzlistą" style:list-style-name="LFO10" style:family="paragraph"/>
    <style:style style:name="T302" style:parent-style-name="Domyślnaczcionkaakapitu" style:family="text">
      <style:text-properties fo:font-weight="bold" style:font-weight-asian="bold" style:font-weight-complex="bold"/>
    </style:style>
    <style:style style:name="T303" style:parent-style-name="Domyślnaczcionkaakapitu" style:family="text">
      <style:text-properties fo:font-weight="bold" style:font-weight-asian="bold" style:font-weight-complex="bold"/>
    </style:style>
    <style:style style:name="T304" style:parent-style-name="Domyślnaczcionkaakapitu" style:family="text">
      <style:text-properties fo:font-weight="bold" style:font-weight-asian="bold" style:font-weight-complex="bold"/>
    </style:style>
    <style:style style:name="T305" style:parent-style-name="Domyślnaczcionkaakapitu" style:family="text">
      <style:text-properties fo:font-weight="bold" style:font-weight-asian="bold" style:font-weight-complex="bold"/>
    </style:style>
    <style:style style:name="P306" style:parent-style-name="Normalny" style:family="paragraph">
      <style:paragraph-properties fo:margin-bottom="0in" style:line-height-at-least="0.1979in" fo:background-color="#212121"/>
    </style:style>
    <style:style style:name="T307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08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09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10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311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12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13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314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315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316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317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18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19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20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21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22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23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324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325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P326" style:parent-style-name="Normalny" style:family="paragraph">
      <style:text-properties fo:color="#000000"/>
    </style:style>
    <style:style style:name="P327" style:parent-style-name="Akapitzlistą" style:list-style-name="LFO11" style:family="paragraph"/>
    <style:style style:name="T328" style:parent-style-name="Domyślnaczcionkaakapitu" style:family="text">
      <style:text-properties fo:font-weight="bold" style:font-weight-asian="bold" style:font-weight-complex="bold"/>
    </style:style>
    <style:style style:name="P329" style:parent-style-name="Akapitzlistą" style:list-style-name="LFO11" style:family="paragraph"/>
    <style:style style:name="T330" style:parent-style-name="Domyślnaczcionkaakapitu" style:family="text">
      <style:text-properties fo:font-weight="bold" style:font-weight-asian="bold" style:font-weight-complex="bold"/>
    </style:style>
    <style:style style:name="T331" style:parent-style-name="Domyślnaczcionkaakapitu" style:family="text">
      <style:text-properties fo:font-weight="bold" style:font-weight-asian="bold" style:font-weight-complex="bold"/>
    </style:style>
    <style:style style:name="T332" style:parent-style-name="Domyślnaczcionkaakapitu" style:family="text">
      <style:text-properties fo:color="#000000"/>
    </style:style>
    <style:style style:name="T333" style:parent-style-name="Domyślnaczcionkaakapitu" style:family="text">
      <style:text-properties fo:font-weight="bold" style:font-weight-asian="bold" style:font-weight-complex="bold" fo:color="#000000"/>
    </style:style>
    <style:style style:name="T334" style:parent-style-name="Domyślnaczcionkaakapitu" style:family="text">
      <style:text-properties fo:color="#000000"/>
    </style:style>
    <style:style style:name="T335" style:parent-style-name="Domyślnaczcionkaakapitu" style:family="text">
      <style:text-properties fo:color="#000000"/>
    </style:style>
    <style:style style:name="T336" style:parent-style-name="Domyślnaczcionkaakapitu" style:family="text">
      <style:text-properties fo:color="#000000"/>
    </style:style>
    <style:style style:name="P337" style:parent-style-name="Normalny" style:family="paragraph">
      <style:paragraph-properties fo:margin-bottom="0in" style:line-height-at-least="0.1979in" fo:background-color="#212121"/>
      <style:text-properties style:font-name="Segoe UI" style:font-name-complex="Segoe UI" fo:color="#374151" fo:background-color="#F7F7F8"/>
    </style:style>
    <style:style style:name="P338" style:parent-style-name="Normalny" style:family="paragraph">
      <style:paragraph-properties fo:margin-bottom="0in" style:line-height-at-least="0.1979in" fo:background-color="#212121"/>
      <style:text-properties style:font-name="Segoe UI" style:font-name-complex="Segoe UI" fo:color="#374151" fo:background-color="#F7F7F8"/>
    </style:style>
    <style:style style:name="P339" style:parent-style-name="Normalny" style:family="paragraph">
      <style:text-properties fo:color="#000000"/>
    </style:style>
    <style:style style:name="P340" style:parent-style-name="Normalny" style:family="paragraph">
      <style:paragraph-properties fo:margin-bottom="0in" style:line-height-at-least="0.1979in" fo:background-color="#212121"/>
      <style:text-properties style:font-name="Segoe UI" style:font-name-complex="Segoe UI" fo:color="#374151" fo:background-color="#F7F7F8"/>
    </style:style>
    <style:style style:name="P341" style:parent-style-name="Normalny" style:family="paragraph">
      <style:paragraph-properties fo:margin-bottom="0in" style:line-height-at-least="0.1979in" fo:background-color="#212121"/>
    </style:style>
    <style:style style:name="T342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T343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44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45" style:parent-style-name="Domyślnaczcionkaakapitu" style:family="text">
      <style:text-properties style:font-name="Consolas" style:font-name-asian="Times New Roman" style:font-name-complex="Times New Roman" fo:font-style="italic" style:font-style-asian="italic" style:font-style-complex="italic" fo:color="#89DDFF" fo:font-size="10.5pt" style:font-size-asian="10.5pt" style:font-size-complex="10.5pt" fo:language="en" fo:country="CA" style:language-asian="pl" style:country-asian="PL"/>
    </style:style>
    <style:style style:name="T34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47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348" style:parent-style-name="Normalny" style:family="paragraph">
      <style:paragraph-properties fo:margin-bottom="0in" style:line-height-at-least="0.1979in" fo:background-color="#212121"/>
    </style:style>
    <style:style style:name="T349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50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351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52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fo:language="en" fo:country="CA" style:language-asian="pl" style:country-asian="PL"/>
    </style:style>
    <style:style style:name="T353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54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355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56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57" style:parent-style-name="Domyślnaczcionkaakapitu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CA" style:language-asian="pl" style:country-asian="PL"/>
    </style:style>
    <style:style style:name="T358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59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60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361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62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63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364" style:parent-style-name="Normalny" style:family="paragraph">
      <style:paragraph-properties fo:margin-bottom="0in" style:line-height-at-least="0.1979in" fo:background-color="#212121"/>
    </style:style>
    <style:style style:name="T365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66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T367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68" style:parent-style-name="Domyślnaczcionkaakapitu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CA" style:language-asian="pl" style:country-asian="PL"/>
    </style:style>
    <style:style style:name="T369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CA" style:language-asian="pl" style:country-asian="PL"/>
    </style:style>
    <style:style style:name="T37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CA" style:language-asian="pl" style:country-asian="PL"/>
    </style:style>
    <style:style style:name="P371" style:parent-style-name="Normalny" style:family="paragraph">
      <style:paragraph-properties fo:margin-bottom="0in" style:line-height-at-least="0.1979in" fo:background-color="#212121"/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P372" style:parent-style-name="Normalny" style:family="paragraph">
      <style:paragraph-properties fo:margin-bottom="0in" style:line-height-at-least="0.1979in" fo:background-color="#212121"/>
    </style:style>
    <style:style style:name="T373" style:parent-style-name="Domyślnaczcionkaakapitu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CA" style:language-asian="pl" style:country-asian="PL"/>
    </style:style>
    <style:style style:name="T374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style:language-asian="pl" style:country-asian="PL"/>
    </style:style>
    <style:style style:name="P375" style:parent-style-name="Normalny" style:family="paragraph">
      <style:paragraph-properties fo:margin-bottom="0in" style:line-height-at-least="0.1979in" fo:background-color="#212121"/>
    </style:style>
    <style:style style:name="T376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T377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style:language-asian="pl" style:country-asian="PL"/>
    </style:style>
    <style:style style:name="P378" style:parent-style-name="Normalny" style:family="paragraph">
      <style:paragraph-properties fo:margin-bottom="0in" style:line-height-at-least="0.1979in" fo:background-color="#212121"/>
    </style:style>
    <style:style style:name="T379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T380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style:language-asian="pl" style:country-asian="PL"/>
    </style:style>
    <style:style style:name="P381" style:parent-style-name="Normalny" style:family="paragraph">
      <style:paragraph-properties fo:margin-bottom="0in" style:line-height-at-least="0.1979in" fo:background-color="#212121"/>
    </style:style>
    <style:style style:name="T382" style:parent-style-name="Domyślnaczcionkaakapitu" style:family="text">
      <style:text-properties style:font-name="Consolas" style:font-name-asian="Times New Roman" style:font-name-complex="Times New Roman" fo:color="#EEFFFF" fo:font-size="10.5pt" style:font-size-asian="10.5pt" style:font-size-complex="10.5pt" style:language-asian="pl" style:country-asian="PL"/>
    </style:style>
    <style:style style:name="T383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style:language-asian="pl" style:country-asian="PL"/>
    </style:style>
    <style:style style:name="T384" style:parent-style-name="Domyślnaczcionkaakapitu" style:family="text">
      <style:text-properties style:font-name="Consolas" style:font-name-asian="Times New Roman" style:font-name-complex="Times New Roman" fo:color="#F07178" fo:font-size="10.5pt" style:font-size-asian="10.5pt" style:font-size-complex="10.5pt" style:language-asian="pl" style:country-asian="PL"/>
    </style:style>
    <style:style style:name="T385" style:parent-style-name="Domyślnaczcionkaakapitu" style:family="text">
      <style:text-properties style:font-name="Consolas" style:font-name-asian="Times New Roman" style:font-name-complex="Times New Roman" fo:color="#89DDFF" fo:font-size="10.5pt" style:font-size-asian="10.5pt" style:font-size-complex="10.5pt" style:language-asian="pl" style:country-asian="PL"/>
    </style:style>
  </office:automatic-styles>
  <office:body>
    <office:text text:use-soft-page-breaks="true">
      <text:p text:style-name="P1"><text:span text:style-name="T2">    &lt;</text:span><text:span text:style-name="T3">script</text:span><text:span text:style-name="T4">&gt;</text:span></text:p>
      <text:p text:style-name="P5"><text:span text:style-name="T6">       <text:s/></text:span><text:span text:style-name="T7">function</text:span><text:span text:style-name="T8"><text:s/></text:span><text:span text:style-name="T9">insertSymbol</text:span><text:span text:style-name="T10">(</text:span><text:span text:style-name="T11">symbol</text:span><text:span text:style-name="T12">)</text:span><text:span text:style-name="T13"><text:s/></text:span><text:span text:style-name="T14">{</text:span></text:p>
      <text:p text:style-name="P15"><text:span text:style-name="T16">            document</text:span><text:span text:style-name="T17">.</text:span><text:span text:style-name="T18">getElementById</text:span><text:span text:style-name="T19">(</text:span><text:span text:style-name="T20">'</text:span><text:span text:style-name="T21">expression</text:span><text:span text:style-name="T22">'</text:span><text:span text:style-name="T23">)</text:span><text:span text:style-name="T24">.</text:span><text:span text:style-name="T25">value<text:s/></text:span><text:span text:style-name="T26">+=</text:span><text:span text:style-name="T27"><text:s/>symbol</text:span><text:span text:style-name="T28">;</text:span></text:p>
      <text:p text:style-name="P29"><text:span text:style-name="T30">       <text:s/></text:span><text:span text:style-name="T31">}</text:span></text:p>
      <text:p text:style-name="Normalny"/>
      <text:p text:style-name="Normalny"><text:span text:style-name="T32">Przykład użycia tej funkcji: Jeśli użytkownik chce dodać symbol "+" do pola tekstowego "expression", można to zrobić, wywołując funkcję<text:s/></text:span><text:span text:style-name="T33">insertSymbol('+').</text:span><text:span text:style-name="T34"><text:s/>Wówczas "+" zostanie dodane do zawartości pola tekstowego, pozostawiając to, co użytkownik wprowadził wcześniej, a teraz będzie zawierać także "+".</text:span></text:p>
      <text:p text:style-name="Normalny"><text:span text:style-name="T35">function insertSymbol(symbol):</text:span><text:span text:style-name="T36"><text:s/>Ta linia definiuje funkcję o nazwie<text:s/></text:span><text:span text:style-name="T37">insertSymbol</text:span><text:span text:style-name="T38">, która przyjmuje jeden argument, nazwany<text:s/></text:span><text:span text:style-name="T39">symbol</text:span><text:span text:style-name="T40">. Argument ten będzie używany do określenia, jaki symbol ma zostać dodany do pola tekstowego.</text:span></text:p>
      <text:p text:style-name="Normalny"><text:span text:style-name="T41">document.getElementById('expression'</text:span><text:span text:style-name="T42">) służy do znalezienia i uzyskania dostępu do elementu HTML na stronie, który ma identyfikator o nazwie "expression". W kontekście kalkulatora pochodnych jest to pole tekstowe, w którym użytkownik wprowadza matematyczne wyrażenia do obliczeń.</text:span></text:p>
      <text:p text:style-name="Akapitzlistą"><text:span text:style-name="Pogrubienie">document:</text:span><text:s/>Jest to obiekt reprezentujący całą stronę internetową w JavaScript. Pozwala na dostęp i manipulację różnymi elementami na stronie.</text:p>
      <text:p text:style-name="Akapitzlistą"><text:span text:style-name="Pogrubienie">getElementById('expression'):</text:span><text:s/>Jest to wywołanie metody<text:s/>g<text:span text:style-name="Pogrubienie">etElementById</text:span>, która działa na obiekcie<text:s/><text:span text:style-name="Pogrubienie">document.</text:span><text:s/>Metoda ta służy do znalezienia elementu HTML na stronie o określonym identyfikatorze. W tym przypadku identyfikator to<text:s/><text:span text:style-name="Pogrubienie">'expression'.</text:span></text:p>
      <text:p text:style-name="Akapitzlistą"><text:span text:style-name="Pogrubienie">'expression':</text:span><text:s/>To jest właśnie identyfikator, który identyfikuje konkretny element HTML na stronie. W<text:s/>tym<text:s/>przypadku ten identyfikator jest używany do odnalezienia pola tekstowego, w którym użytkownik wpisuje matematyczne wyrażenia.</text:p>
      <text:p text:style-name="Normalny"><text:span text:style-name="T43">.</text:span><text:span text:style-name="T44">value</text:span><text:span text:style-name="T45"><text:s/>to miejsce, gdzie są przechowywane wprowadzone przez użytkownika dane.</text:span></text:p>
      <text:p text:style-name="Normalny"><text:span text:style-name="T46">+= symbol</text:span><text:span text:style-name="T47">;: To jest operator, który dodaje zawartość zmiennej<text:s/></text:span><text:span text:style-name="T48">symbol</text:span><text:span text:style-name="T49"><text:s/>do aktualnej zawartości pola tekstowego. Operator<text:s/></text:span><text:span text:style-name="T50">+=</text:span><text:span text:style-name="T51"><text:s/>oznacza "dodaj do siebie". Ostatecznie to sprawia, że symbol lub znak jest dołączany na końcu tego, co już jest wpisane w polu tekstowym.</text:span></text:p>
      <text:p text:style-name="P52"/>
      <text:p text:style-name="P53"><text:span text:style-name="T54">       <text:s/></text:span><text:span text:style-name="T55">function</text:span><text:span text:style-name="T56"><text:s/></text:span><text:span text:style-name="T57">calculate</text:span><text:span text:style-name="T58">()</text:span><text:span text:style-name="T59"><text:s/></text:span><text:span text:style-name="T60">{</text:span></text:p>
      <text:p text:style-name="P61"/>
      <text:p text:style-name="P62"><text:span text:style-name="T63">           <text:s/></text:span><text:span text:style-name="T64">const</text:span><text:span text:style-name="T65"><text:s/></text:span><text:span text:style-name="T66">expressionStr</text:span><text:span text:style-name="T67"><text:s/></text:span><text:span text:style-name="T68">=</text:span><text:span text:style-name="T69"><text:s/>document</text:span><text:span text:style-name="T70">.</text:span><text:span text:style-name="T71">getElementById</text:span><text:span text:style-name="T72">(</text:span><text:span text:style-name="T73">'</text:span><text:span text:style-name="T74">expression</text:span><text:span text:style-name="T75">'</text:span><text:span text:style-name="T76">)</text:span><text:span text:style-name="T77">.</text:span><text:span text:style-name="T78">value</text:span><text:span text:style-name="T79">;</text:span></text:p>
      <text:p text:style-name="P80"><text:span text:style-name="T81">           <text:s/></text:span><text:span text:style-name="T82">const</text:span><text:span text:style-name="T83"><text:s/></text:span><text:span text:style-name="T84">variableStr</text:span><text:span text:style-name="T85"><text:s/></text:span><text:span text:style-name="T86">=</text:span><text:span text:style-name="T87"><text:s/>document</text:span><text:span text:style-name="T88">.</text:span><text:span text:style-name="T89">getElementById</text:span><text:span text:style-name="T90">(</text:span><text:span text:style-name="T91">'</text:span><text:span text:style-name="T92">variable</text:span><text:span text:style-name="T93">'</text:span><text:span text:style-name="T94">)</text:span><text:span text:style-name="T95">.</text:span><text:span text:style-name="T96">value</text:span><text:span text:style-name="T97">;</text:span></text:p>
      <text:p text:style-name="P98"/>
      <text:p text:style-name="Normalny"><text:span text:style-name="T99">const expressionStr = document.getElementById('expression').value;:</text:span><text:span text:style-name="T100"><text:s/>Pobiera treść wyrażenia matematycznego wprowadzonego przez użytkownika z pola tekstowego o identyfikatorze "expression" i przypisuje ją do zmiennej<text:s/></text:span><text:span text:style-name="T101">expressionStr.</text:span></text:p>
      <text:p text:style-name="Normalny"><text:span text:style-name="T102">const variableStr = document.getElementById('variable').value</text:span><text:span text:style-name="T103">;: Pobiera zmienną, względem której ma być obliczona pochodna, z pola tekstowego o identyfikatorze "variable" i przypisuje ją do zmiennej<text:s/></text:span><text:span text:style-name="T104">variableStr</text:span><text:span text:style-name="T105">.</text:span></text:p>
      <text:p text:style-name="P106"/>
      <text:p text:style-name="P107"/>
      <text:p text:style-name="P108"/>
      <text:soft-page-break/>
      <text:p text:style-name="P109"><text:span text:style-name="T110">           <text:s/></text:span><text:span text:style-name="T111">try</text:span><text:span text:style-name="T112"><text:s/></text:span><text:span text:style-name="T113">{</text:span></text:p>
      <text:p text:style-name="P114"><text:span text:style-name="T115">const</text:span><text:span text:style-name="T116"><text:s/></text:span><text:span text:style-name="T117">correctedExpressionStr</text:span><text:span text:style-name="T118"><text:s/></text:span><text:span text:style-name="T119">=</text:span><text:span text:style-name="T120">expressionStr</text:span><text:span text:style-name="T121">.</text:span><text:span text:style-name="T122">replace</text:span><text:span text:style-name="T123">(</text:span><text:span text:style-name="T124">/loge\(([</text:span><text:span text:style-name="T125">^</text:span><text:span text:style-name="T126">)]</text:span><text:span text:style-name="T127">+</text:span><text:span text:style-name="T128">)\)/</text:span><text:span text:style-name="T129">g</text:span><text:span text:style-name="T130">,</text:span><text:span text:style-name="T131"><text:s/></text:span><text:span text:style-name="T132">'</text:span><text:span text:style-name="T133">log($1)</text:span><text:span text:style-name="T134">'</text:span><text:span text:style-name="T135">)</text:span><text:span text:style-name="T136">;</text:span></text:p>
      <text:p text:style-name="P137">Ta linia kodu zamienia ewentualne wystąpienia "loge" na "log" w treści wyrażenia. Jest to często używane skrócenie w matematyce, które jest zrozumiane przez bibliotekę matematyczną.</text:p>
      <text:p text:style-name="P138"/>
      <text:p text:style-name="P139"><text:span text:style-name="T140">               <text:s/></text:span><text:span text:style-name="T141">const</text:span><text:span text:style-name="T142"><text:s/></text:span><text:span text:style-name="T143">expression</text:span><text:span text:style-name="T144"><text:s/></text:span><text:span text:style-name="T145">=</text:span><text:span text:style-name="T146"><text:s/>math</text:span><text:span text:style-name="T147">.</text:span><text:span text:style-name="T148">parse</text:span><text:span text:style-name="T149">(correctedExpressionStr)</text:span><text:span text:style-name="T150">;</text:span></text:p>
      <text:p text:style-name="Normalny"><text:span text:style-name="T151">Parsuje wyrażenie matematyczne (po poprawkach) i przypisuje je do zmiennej<text:s/></text:span><text:span text:style-name="T152">expression</text:span><text:span text:style-name="T153">. To jest potrzebne, aby biblioteka Math.js mogła przeprowadzić obliczenia na tym wyrażeniu.</text:span></text:p>
      <text:p text:style-name="P154"/>
      <text:p text:style-name="P155"><text:span text:style-name="T156">               <text:s/></text:span><text:span text:style-name="T157">const</text:span><text:span text:style-name="T158"><text:s/></text:span><text:span text:style-name="T159">variable</text:span><text:span text:style-name="T160"><text:s/></text:span><text:span text:style-name="T161">=</text:span><text:span text:style-name="T162"><text:s/>variableStr</text:span><text:span text:style-name="T163">;</text:span></text:p>
      <text:p text:style-name="Normalny"><text:span text:style-name="T164">Jest to operacja przypisania, która kopiuje wartość zmiennej<text:s/></text:span><text:span text:style-name="T165">variableStr</text:span><text:span text:style-name="T166"><text:s/>do<text:s/></text:span><text:span text:style-name="T167">variable</text:span><text:span text:style-name="T168">.</text:span></text:p>
      <text:p text:style-name="Normalny"><text:span text:style-name="T169">W T</text:span><text:span text:style-name="T170">ym</text:span><text:span text:style-name="T171"><text:s/>kodzie<text:s/></text:span><text:span text:style-name="T172">variableStr</text:span><text:span text:style-name="T173"><text:s/>przechowuje nazwę zmiennej, względem której użytkownik chce obliczyć pochodną matematyczną. Na przykład, jeśli użytkownik wprowadzi literę "x" w polu tekstowym "Enter the variable to differentiate with respect to," to<text:s/></text:span><text:span text:style-name="T174">variableStr</text:span><text:span text:style-name="T175"><text:s/>zawierałoby "x".</text:span></text:p>
      <text:p text:style-name="P176"><text:span text:style-name="T177">Ponieważ w funkcji<text:s/></text:span><text:span text:style-name="T178">math.derivative</text:span><text:span text:style-name="T179"><text:s/>oczekuje się, że zmienna, względem której obliczamy pochodną, będzie przekazana jako ciąg znaków (string), linia<text:s/></text:span><text:span text:style-name="T180">cons</text:span><text:span text:style-name="T181">t <text:s text:c="2"/></text:span><text:span text:style-name="T182">variable = variableStr</text:span><text:span text:style-name="T183">; jest używana do utworzenia nowej zmiennej<text:s/></text:span><text:span text:style-name="T184">variable</text:span><text:span text:style-name="T185"><text:s/>zawierającej tę nazwę zmiennej. Następnie zmienna<text:s/></text:span><text:span text:style-name="T186">variable</text:span><text:span text:style-name="T187"><text:s/>może być używana jako argument funkcji</text:span><text:span text:style-name="T188"><text:s/></text:span><text:span text:style-name="T189">math.derivative</text:span><text:span text:style-name="T190">.</text:span></text:p>
      <text:p text:style-name="P191"><text:span text:style-name="T192">W skrócie, linia ta służy do przechowywania nazwy zmiennej w formie, która jest zrozumiała dla</text:span><text:span text:style-name="T193"><text:s/></text:span><text:span text:style-name="T194">funkcji matematycznej<text:s/></text:span><text:span text:style-name="T195">math.derivative.</text:span><text:span text:style-name="T196">Początek formularza</text:span></text:p>
      <text:p text:style-name="P197"/>
      <text:p text:style-name="P198"/>
      <text:p text:style-name="P199"><text:span text:style-name="T200">               <text:s/></text:span><text:span text:style-name="T201">const</text:span><text:span text:style-name="T202"><text:s/></text:span><text:span text:style-name="T203">derivative</text:span><text:span text:style-name="T204"><text:s/></text:span><text:span text:style-name="T205">=</text:span><text:span text:style-name="T206"><text:s/>math</text:span><text:span text:style-name="T207">.</text:span><text:span text:style-name="T208">derivative</text:span><text:span text:style-name="T209">(expression</text:span><text:span text:style-name="T210">,</text:span><text:span text:style-name="T211"><text:s/>variable)</text:span><text:span text:style-name="T212">;</text:span></text:p>
      <text:p text:style-name="P213"/>
      <text:p text:style-name="Normalny"><text:span text:style-name="T214">Odpowiada za obliczenie pochodnej matematycznej wyrażenia (przechowywanego w zmiennej<text:s/></text:span><text:span text:style-name="T215">expression</text:span><text:span text:style-name="T216">) względem zmiennej (przechowywanej w zmiennej<text:s/></text:span><text:span text:style-name="T217">variable</text:span><text:span text:style-name="T218">). Oto, jak to działa:</text:span></text:p>
      <text:p text:style-name="Akapitzlistą"><text:span text:style-name="T219">math.derivative(expression, variable):</text:span><text:s/>To wywołanie funkcji<text:s/><text:span text:style-name="T220">derivative<text:s/></text:span>dostępnej w bibliotece Math.js. Funkcja ta przyjmuje dwa argumenty:</text:p>
      <text:list text:style-name="LFO8" text:continue-numbering="true">
        <text:list-item>
          <text:p text:style-name="P221"><text:span text:style-name="T222">expression</text:span>: Jest to wyrażenie matematyczne, dla którego chcemy obliczyć pochodną. W<text:s/>tym<text:s/>kodzie jest to wyrażenie, które zostało przetworzone i przechowywane w zmiennej<text:s/><text:span text:style-name="T223">expression</text:span>.</text:p>
        </text:list-item>
        <text:list-item>
          <text:p text:style-name="P224"><text:span text:style-name="T225">variable</text:span>: Jest to zmienna, względem której obliczamy pochodną. W<text:s/>tym<text:s/>kodzie jest to zmienna, która została pobrana z pola tekstowego "Enter the variable to differentiate with respect to" i przechowywana w zmiennej<text:s/><text:span text:style-name="T226">variable</text:span>.</text:p>
        </text:list-item>
      </text:list>
      <text:p text:style-name="Normalny"><text:span text:style-name="T227">Po wykonaniu tej linii kodu, zmienna<text:s/></text:span><text:span text:style-name="T228">derivative</text:span><text:span text:style-name="T229"><text:s/>zawiera wynik obliczenia pochodnej matematycznej wyrażenia względem zmiennej. Wynik ten jest również w formie obiektu, który można przekształcić na czytelny format do wyświetlenia na stronie internetowej.</text:span></text:p>
      <text:p text:style-name="P230"/>
      <text:p text:style-name="P231"/>
      <text:soft-page-break/>
      <text:p text:style-name="P232"><text:span text:style-name="T233">const</text:span><text:span text:style-name="T234"><text:s/></text:span><text:span text:style-name="T235">prettyDerivative</text:span><text:span text:style-name="T236"><text:s/></text:span><text:span text:style-name="T237">=</text:span><text:span text:style-name="T238"><text:s/>katex</text:span><text:span text:style-name="T239">.</text:span><text:span text:style-name="T240">renderToString</text:span><text:span text:style-name="T241">(derivative</text:span><text:span text:style-name="T242">.</text:span><text:span text:style-name="T243">toString</text:span><text:span text:style-name="T244">()</text:span><text:span text:style-name="T245">,</text:span><text:span text:style-name="T246"><text:s/></text:span><text:span text:style-name="T247">{</text:span><text:span text:style-name="T248"><text:s/>throwOnError</text:span><text:span text:style-name="T249">:</text:span><text:span text:style-name="T250"><text:s/></text:span><text:span text:style-name="T251">false</text:span><text:span text:style-name="T252">,</text:span><text:span text:style-name="T253"><text:s/>displayMode</text:span><text:span text:style-name="T254">:</text:span><text:span text:style-name="T255"><text:s/></text:span><text:span text:style-name="T256">true</text:span><text:span text:style-name="T257"><text:s/></text:span><text:span text:style-name="T258">}</text:span><text:span text:style-name="T259">)</text:span><text:span text:style-name="T260">;</text:span></text:p>
      <text:p text:style-name="P261"/>
      <text:p text:style-name="Normalny"><text:span text:style-name="T262">Odpowiada za przekształcenie obliczonej pochodnej matematycznej (zawartej w zmiennej<text:s/></text:span><text:span text:style-name="T263">derivative</text:span><text:span text:style-name="T264">) do czytelnej formy wizualnej w języku LaTeX i przygotowanie jej do wyświetlenia na stronie internetowej. Oto, jak to działa:</text:span></text:p>
      <text:p text:style-name="Akapitzlistą"><text:span text:style-name="T265">katex.renderToString(derivative.toString(), { throwOnError: false, displayMode: true }):</text:span><text:s/>To wywołanie funkcji<text:s/><text:span text:style-name="T266">renderToString</text:span><text:s/>dostępnej w bibliotece KaTeX (biblioteka do renderowania matematycznych wzorów LaTeX na stronach internetowych). Funkcja ta przyjmuje dwa argumenty:</text:p>
      <text:list text:style-name="LFO9" text:continue-numbering="true">
        <text:list-item>
          <text:p text:style-name="P267"><text:span text:style-name="T268">derivative.toString():</text:span><text:s/>Konwertuje obliczoną pochodną matematyczną (zawartą w zmiennej<text:s/><text:span text:style-name="T269">derivative</text:span>) na jej tekstową reprezentację.</text:p>
        </text:list-item>
        <text:list-item>
          <text:p text:style-name="P270"><text:span text:style-name="T271">{ throwOnError: false, displayMode: true }:</text:span><text:s/>To jest obiekt z opcjami renderowania. Ustawienie<text:s/><text:span text:style-name="T272">throwOnError: false</text:span><text:s/>oznacza, że nie zostaną wygenerowane błędy w przypadku napotkania nieprawidłowego formatowania LaTeX. Ustawienie<text:s/><text:span text:style-name="T273">displayMode: true</text:span><text:s/>oznacza, że wynikowy wzór będzie wyświetlany w trybie blokowym, co jest odpowiednie do wyświetlenia wzorów matematycznych na stronie internetowej.</text:p>
        </text:list-item>
      </text:list>
      <text:p text:style-name="Normalny"><text:span text:style-name="T274">Po wykonaniu tej linii kodu, zmienna</text:span><text:span text:style-name="T275"><text:s/>prettyDerivative</text:span><text:span text:style-name="T276"><text:s/>zawiera matematyczną pochodną przekształconą na czytelną i formatowaną wersję gotową do wyświetlenia na stronie internetowej.</text:span></text:p>
      <text:p text:style-name="P277"><text:span text:style-name="T278">     <text:s/></text:span><text:span text:style-name="T279">const</text:span><text:span text:style-name="T280"><text:s/></text:span><text:span text:style-name="T281">resultElement</text:span><text:span text:style-name="T282"><text:s/></text:span><text:span text:style-name="T283">=</text:span><text:span text:style-name="T284"><text:s/>document</text:span><text:span text:style-name="T285">.</text:span><text:span text:style-name="T286">getElementById</text:span><text:span text:style-name="T287">(</text:span><text:span text:style-name="T288">'</text:span><text:span text:style-name="T289">result</text:span><text:span text:style-name="T290">'</text:span><text:span text:style-name="T291">)</text:span><text:span text:style-name="T292">;</text:span></text:p>
      <text:p text:style-name="P293"/>
      <text:p text:style-name="Normalny"><text:span text:style-name="T294">Odpowiada za znalezienie elementu HTML o identyfikatorze "result" na stronie internetowej i przypisanie go do zmiennej<text:s/></text:span><text:span text:style-name="T295">resultElement</text:span><text:span text:style-name="T296">. W tym przypadku "result" jest identyfikatorem, który najprawdopodobniej odnosi się do miejsca na stronie, gdzie ma być wyświetlony wynik obliczeń pochodnej matematycznej.</text:span></text:p>
      <text:list text:style-name="LFO10" text:continue-numbering="true">
        <text:list-item>
          <text:p text:style-name="P297"><text:span text:style-name="T298">document.getElementById('result'):</text:span><text:s/>To jest wywołanie metody<text:s/><text:span text:style-name="T299">getElementById</text:span><text:s/>na obiekcie<text:s/><text:span text:style-name="T300">document</text:span>. Metoda ta służy do znalezienia elementu HTML na stronie internetowej na podstawie jego identyfikatora. W tym przypadku identyfikator to "result".</text:p>
        </text:list-item>
        <text:list-item>
          <text:p text:style-name="P301"><text:span text:style-name="T302">const resultElement:</text:span><text:s/>Wynik działania<text:s/><text:span text:style-name="T303">getElementById</text:span><text:s/>zostaje przypisany do zmiennej o nazwie<text:s/><text:span text:style-name="T304">resultElement</text:span>. Po wykonaniu tej linii kodu,<text:s/><text:span text:style-name="T305">resultElement</text:span><text:s/>zawiera odniesienie do elementu HTML na stronie, który ma identyfikator "result".</text:p>
        </text:list-item>
      </text:list>
      <text:p text:style-name="P306"><text:span text:style-name="T307">resultElement</text:span><text:span text:style-name="T308">.</text:span><text:span text:style-name="T309">innerHTML<text:s/></text:span><text:span text:style-name="T310">=</text:span><text:span text:style-name="T311"><text:s/></text:span><text:span text:style-name="T312">`</text:span><text:span text:style-name="T313">&lt;div class="result</text:span><text:span text:style-name="T314"><text:s/></text:span><text:span text:style-name="T315">equation"&gt;</text:span><text:span text:style-name="T316"><text:s/></text:span><text:span text:style-name="T317">$</text:span><text:span text:style-name="T318"><text:s/></text:span><text:span text:style-name="T319">{</text:span><text:span text:style-name="T320">prettyDerivative</text:span><text:span text:style-name="T321">}</text:span><text:span text:style-name="T322"><text:s/></text:span><text:span text:style-name="T323">&lt;/div&gt;</text:span><text:span text:style-name="T324">`;</text:span></text:p>
      <text:p text:style-name="P325"/>
      <text:p text:style-name="P326">Ta linia kodu ustawia zawartość elementu HTML o identyfikatorze "result" na nową treść, która jest generowana na podstawie wyniku obliczeń.</text:p>
      <text:list text:style-name="LFO11" text:continue-numbering="true">
        <text:list-item>
          <text:p text:style-name="P327"><text:span text:style-name="T328">resultElement.innerHTML</text:span><text:s/>- Jest to właściwość, która umożliwia manipulowanie zawartością wewnętrzną elementu HTML.</text:p>
        </text:list-item>
        <text:list-item>
          <text:p text:style-name="P329"><text:span text:style-name="T330">&lt;div class="result-equation"&gt;${prettyDerivative}&lt;/div&gt;</text:span><text:s/>- Jest to nowa zawartość, która zostanie wstawiona do elementu "result". Ta zawartość zawiera div o klasie "result-equation", a w środku tego diva znajduje się wynik pochodnej w ładnym<text:s/><text:soft-page-break/>formacie matematycznym, który został wcześniej przekształcony do formatu LaTeX i jest przechowywany w zmiennej<text:s/><text:span text:style-name="T331">prettyDerivative</text:span>.</text:p>
        </text:list-item>
      </text:list>
      <text:p text:style-name="Normalny"><text:span text:style-name="T332">Tak więc, po obliczeniach i przygotowaniu wyniku w zmiennej<text:s/></text:span><text:span text:style-name="T333">prettyDerivative</text:span><text:span text:style-name="T334">, ta linia kodu umieszcza ten wynik w elemencie HTML o identyfikatorze "result", co skutkuje wyświetleniem wyniku pochodnej na stronie internetowej. Dzięki temu m</text:span><text:span text:style-name="T335">ożna</text:span><text:span text:style-name="T336"><text:s/>dynamicznie aktualizować stronę, aby pokazać użytkownikowi wynik obliczeń.</text:span></text:p>
      <text:p text:style-name="P337"/>
      <text:p text:style-name="P338"/>
      <text:p text:style-name="P339">W przypadku błędu w obliczeniach, funkcja wyświetli komunikat o błędzie na stronie zamiast wyniku.</text:p>
      <text:p text:style-name="P340"/>
      <text:p text:style-name="P341"><text:span text:style-name="T342">           <text:s/></text:span><text:span text:style-name="T343">}</text:span><text:span text:style-name="T344"><text:s/></text:span><text:span text:style-name="T345">catch</text:span><text:span text:style-name="T346"><text:s/>(error)<text:s/></text:span><text:span text:style-name="T347">{</text:span></text:p>
      <text:p text:style-name="P348"><text:span text:style-name="T349">               <text:s/></text:span><text:span text:style-name="T350">const</text:span><text:span text:style-name="T351"><text:s/></text:span><text:span text:style-name="T352">resultElement</text:span><text:span text:style-name="T353"><text:s/></text:span><text:span text:style-name="T354">=</text:span><text:span text:style-name="T355"><text:s/>document</text:span><text:span text:style-name="T356">.</text:span><text:span text:style-name="T357">getElementById</text:span><text:span text:style-name="T358">(</text:span><text:span text:style-name="T359">'</text:span><text:span text:style-name="T360">result</text:span><text:span text:style-name="T361">'</text:span><text:span text:style-name="T362">)</text:span><text:span text:style-name="T363">;</text:span></text:p>
      <text:p text:style-name="P364"><text:span text:style-name="T365">                resultElement</text:span><text:span text:style-name="T366">.</text:span><text:span text:style-name="T367">innerHTML<text:s/></text:span><text:span text:style-name="T368">=</text:span><text:span text:style-name="T369"><text:s/></text:span><text:span text:style-name="T370">`</text:span></text:p>
      <text:p text:style-name="P371">                    &lt;div class="result-equation"&gt;Error: Unable to calculate the derivative&lt;/div&gt;</text:p>
      <text:p text:style-name="P372"><text:span text:style-name="T373">               <text:s/></text:span><text:span text:style-name="T374">`;</text:span></text:p>
      <text:p text:style-name="P375"><text:span text:style-name="T376">           <text:s/></text:span><text:span text:style-name="T377">}</text:span></text:p>
      <text:p text:style-name="P378"><text:span text:style-name="T379">       <text:s/></text:span><text:span text:style-name="T380">}</text:span></text:p>
      <text:p text:style-name="P381"><text:span text:style-name="T382">   <text:s/></text:span><text:span text:style-name="T383">&lt;/</text:span><text:span text:style-name="T384">script</text:span><text:span text:style-name="T385">&gt;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TML-kod" style:display-name="HTML - kod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Zagięcieodgóryformularza" style:display-name="Zagięcie od góry formularza" style:family="paragraph" style:parent-style-name="Normalny" style:next-style-name="Normalny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pl" style:country-asian="PL" fo:hyphenate="false"/>
    </style:style>
    <style:style style:name="ZagięcieodgóryformularzaZnak" style:display-name="Zagięcie od góry formularza Znak" style:family="text" style:parent-style-name="Domyślnaczcionkaakapitu">
      <style:text-properties style:font-name="Arial" style:font-name-asian="Times New Roman" style:font-name-complex="Arial" text:display="none" fo:font-size="8pt" style:font-size-asian="8pt" style:font-size-complex="8pt" style:language-asian="pl" style:country-asian="PL"/>
    </style:style>
    <style:style style:name="Cytat" style:display-name="Cytat" style:family="paragraph" style:parent-style-name="Normalny" style:next-style-name="Normalny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Wingdings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enina Dana</meta:initial-creator>
    <dc:creator>Genina Dana</dc:creator>
    <meta:creation-date>2023-09-08T19:31:00Z</meta:creation-date>
    <dc:date>2023-09-09T19:40:00Z</dc:date>
    <meta:template xlink:href="Normal" xlink:type="simple"/>
    <meta:editing-cycles>3</meta:editing-cycles>
    <meta:editing-duration>PT35700S</meta:editing-duration>
    <meta:document-statistic meta:page-count="4" meta:paragraph-count="17" meta:word-count="1227" meta:character-count="8576" meta:row-count="61" meta:non-whitespace-character-count="7366"/>
  </office:meta>
</office:document-meta>
</file>